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sans-serif" fo:font-size="15pt" style:font-size-asian="15pt"/>
    </style:style>
    <style:style style:name="P3" style:parent-style-name="Standard" style:family="paragraph">
      <style:paragraph-properties fo:text-align="center"/>
    </style:style>
    <style:style style:name="T4" style:parent-style-name="Fuentedepárrafopredeter." style:family="text">
      <style:text-properties style:font-name="sans-serif" fo:font-size="15pt" style:font-size-asian="15pt"/>
    </style:style>
    <style:style style:name="P5" style:parent-style-name="Standard" style:family="paragraph">
      <style:paragraph-properties fo:text-align="center"/>
    </style:style>
    <style:style style:name="T6" style:parent-style-name="Fuentedepárrafopredeter." style:family="text">
      <style:text-properties style:font-name="sans-serif" fo:font-size="15pt" style:font-size-asian="15pt"/>
    </style:style>
    <style:style style:name="T7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8" style:parent-style-name="Fuentedepárrafopredeter." style:family="text">
      <style:text-properties style:font-name="sans-serif" fo:font-size="14pt" style:font-size-asian="14pt"/>
    </style:style>
    <style:style style:name="T9" style:parent-style-name="Fuentedepárrafopredeter." style:family="text">
      <style:text-properties style:font-name="sans-serif" fo:font-size="14pt" style:font-size-asian="14pt"/>
    </style:style>
    <style:style style:name="T10" style:parent-style-name="Fuentedepárrafopredeter." style:family="text">
      <style:text-properties style:font-name="sans-serif" fo:font-size="14pt" style:font-size-asian="14pt" fo:background-color="#FFFF00"/>
    </style:style>
    <style:style style:name="T11" style:parent-style-name="Fuentedepárrafopredeter." style:family="text">
      <style:text-properties style:font-name="sans-serif" fo:font-size="14pt" style:font-size-asian="14pt" fo:background-color="#FFFF00"/>
    </style:style>
    <style:style style:name="T12" style:parent-style-name="Fuentedepárrafopredeter." style:family="text">
      <style:text-properties style:font-name="sans-serif" fo:font-size="14pt" style:font-size-asian="14pt"/>
    </style:style>
    <style:style style:name="T13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14" style:parent-style-name="Fuentedepárrafopredeter." style:family="text">
      <style:text-properties style:font-name="sans-serif" fo:font-size="14pt" style:font-size-asian="14pt" fo:language="en" fo:country="US"/>
    </style:style>
    <style:style style:name="T15" style:parent-style-name="Fuentedepárrafopredeter." style:family="text">
      <style:text-properties style:font-name="sans-serif" fo:font-size="14pt" style:font-size-asian="14pt" fo:language="en" fo:country="US"/>
    </style:style>
    <style:style style:name="T16" style:parent-style-name="Fuentedepárrafopredeter." style:family="text">
      <style:text-properties style:font-name="sans-serif" fo:font-size="14pt" style:font-size-asian="14pt" fo:background-color="#FFFF00"/>
    </style:style>
    <style:style style:name="T17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18" style:parent-style-name="Fuentedepárrafopredeter." style:family="text">
      <style:text-properties style:font-name="sans-serif" fo:font-size="14pt" style:font-size-asian="14pt"/>
    </style:style>
    <style:style style:name="P19" style:parent-style-name="Standard" style:family="paragraph">
      <style:text-properties style:font-name="sans-serif" fo:font-size="14pt" style:font-size-asian="14pt"/>
    </style:style>
    <style:style style:name="T20" style:parent-style-name="Fuentedepárrafopredeter." style:family="text">
      <style:text-properties style:font-name="sans-serif" fo:font-size="14pt" style:font-size-asian="14pt"/>
    </style:style>
    <style:style style:name="T21" style:parent-style-name="Fuentedepárrafopredeter." style:family="text">
      <style:text-properties style:font-name="sans-serif" fo:font-size="14pt" style:font-size-asian="14pt" fo:background-color="#FFFF00"/>
    </style:style>
    <style:style style:name="T22" style:parent-style-name="Fuentedepárrafopredeter." style:family="text">
      <style:text-properties style:font-name="sans-serif" fo:font-size="14pt" style:font-size-asian="14pt"/>
    </style:style>
    <style:style style:name="T23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24" style:parent-style-name="Fuentedepárrafopredeter." style:family="text">
      <style:text-properties style:font-name="sans-serif" fo:font-size="14pt" style:font-size-asian="14pt"/>
    </style:style>
    <style:style style:name="T25" style:parent-style-name="Fuentedepárrafopredeter." style:family="text">
      <style:text-properties style:font-name="sans-serif" fo:font-size="14pt" style:font-size-asian="14pt"/>
    </style:style>
    <style:style style:name="T26" style:parent-style-name="Fuentedepárrafopredeter." style:family="text">
      <style:text-properties style:font-name="sans-serif" fo:font-size="14pt" style:font-size-asian="14pt"/>
    </style:style>
    <style:style style:name="T27" style:parent-style-name="Fuentedepárrafopredeter." style:family="text">
      <style:text-properties style:font-name="sans-serif" fo:font-size="14pt" style:font-size-asian="14pt"/>
    </style:style>
    <style:style style:name="T28" style:parent-style-name="Fuentedepárrafopredeter." style:family="text">
      <style:text-properties style:font-name="sans-serif" fo:font-size="14pt" style:font-size-asian="14pt"/>
    </style:style>
    <style:style style:name="T29" style:parent-style-name="Fuentedepárrafopredeter." style:family="text">
      <style:text-properties style:font-name="sans-serif" fo:font-size="14pt" style:font-size-asian="14pt" fo:background-color="#FFFF00"/>
    </style:style>
    <style:style style:name="T30" style:parent-style-name="Fuentedepárrafopredeter." style:family="text">
      <style:text-properties style:font-name="sans-serif" fo:font-size="14pt" style:font-size-asian="14pt" fo:background-color="#FFFF00"/>
    </style:style>
    <style:style style:name="P31" style:parent-style-name="Standard" style:family="paragraph">
      <style:text-properties style:font-name="sans-serif" fo:font-weight="bold" style:font-weight-asian="bold" style:font-weight-complex="bold" fo:font-size="14pt" style:font-size-asian="14pt"/>
    </style:style>
    <style:style style:name="T32" style:parent-style-name="Fuentedepárrafopredeter." style:family="text">
      <style:text-properties style:font-name="sans-serif" fo:font-size="14pt" style:font-size-asian="14pt"/>
    </style:style>
    <style:style style:name="P33" style:parent-style-name="Standard" style:family="paragraph">
      <style:text-properties style:font-name="sans-serif" fo:font-size="14pt" style:font-size-asian="14pt"/>
    </style:style>
    <style:style style:name="T34" style:parent-style-name="Fuentedepárrafopredeter." style:family="text">
      <style:text-properties style:font-name="sans-serif" fo:font-size="14pt" style:font-size-asian="14pt"/>
    </style:style>
    <style:style style:name="T35" style:parent-style-name="Fuentedepárrafopredeter." style:family="text">
      <style:text-properties style:font-name="sans-serif" fo:font-size="14pt" style:font-size-asian="14pt" fo:background-color="#FFFF00"/>
    </style:style>
    <style:style style:name="T36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37" style:parent-style-name="Fuentedepárrafopredeter." style:family="text">
      <style:text-properties style:font-name="sans-serif" fo:font-size="14pt" style:font-size-asian="14pt" fo:background-color="#FFFF00"/>
    </style:style>
    <style:style style:name="T38" style:parent-style-name="Fuentedepárrafopredeter." style:family="text">
      <style:text-properties style:font-name="sans-serif" fo:font-size="14pt" style:font-size-asian="14pt" fo:background-color="#FFFF00"/>
    </style:style>
    <style:style style:name="T39" style:parent-style-name="Fuentedepárrafopredeter." style:family="text">
      <style:text-properties style:font-name="sans-serif" fo:font-size="14pt" style:font-size-asian="14pt"/>
    </style:style>
    <style:style style:name="P40" style:parent-style-name="Standard" style:family="paragraph">
      <style:text-properties style:font-name="sans-serif" fo:font-size="14pt" style:font-size-asian="14pt"/>
    </style:style>
    <style:style style:name="P41" style:parent-style-name="Standard" style:family="paragraph">
      <style:text-properties style:font-name="sans-serif" fo:font-size="14pt" style:font-size-asian="14pt"/>
    </style:style>
    <style:style style:name="P42" style:parent-style-name="Standard" style:family="paragraph">
      <style:text-properties style:font-name="sans-serif" fo:font-weight="bold" style:font-weight-asian="bold" style:font-weight-complex="bold" fo:font-size="14pt" style:font-size-asian="14pt"/>
    </style:style>
    <style:style style:name="P43" style:parent-style-name="Standard" style:family="paragraph">
      <style:text-properties style:font-name="sans-serif" fo:font-weight="bold" style:font-weight-asian="bold" style:font-weight-complex="bold" fo:font-size="14pt" style:font-size-asian="14pt"/>
    </style:style>
    <style:style style:name="P44" style:parent-style-name="Standard" style:family="paragraph">
      <style:text-properties style:font-name="sans-serif" fo:font-weight="bold" style:font-weight-asian="bold" style:font-weight-complex="bold" fo:font-size="14pt" style:font-size-asian="14pt"/>
    </style:style>
    <style:style style:name="P45" style:parent-style-name="Standard" style:family="paragraph">
      <style:text-properties style:font-name="sans-serif" fo:font-weight="bold" style:font-weight-asian="bold" style:font-weight-complex="bold" fo:font-size="14pt" style:font-size-asian="14pt"/>
    </style:style>
    <style:style style:name="T46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47" style:parent-style-name="Fuentedepárrafopredeter." style:family="text">
      <style:text-properties style:font-name="sans-serif" fo:font-size="14pt" style:font-size-asian="14pt"/>
    </style:style>
    <style:style style:name="T48" style:parent-style-name="Fuentedepárrafopredeter." style:family="text">
      <style:text-properties style:font-name="sans-serif" fo:font-size="14pt" style:font-size-asian="14pt"/>
    </style:style>
    <style:style style:name="T49" style:parent-style-name="Fuentedepárrafopredeter." style:family="text">
      <style:text-properties style:font-name="sans-serif" fo:font-size="14pt" style:font-size-asian="14pt"/>
    </style:style>
    <style:style style:name="T50" style:parent-style-name="Fuentedepárrafopredeter." style:family="text">
      <style:text-properties style:font-name="sans-serif" fo:color="#000000" fo:font-size="14pt" style:font-size-asian="14pt" fo:background-color="#FFFF00"/>
    </style:style>
    <style:style style:name="P51" style:parent-style-name="Standard" style:family="paragraph">
      <style:text-properties style:font-name="sans-serif" fo:font-size="14pt" style:font-size-asian="14pt"/>
    </style:style>
    <style:style style:name="T52" style:parent-style-name="Fuentedepárrafopredeter." style:family="text">
      <style:text-properties style:font-name="sans-serif" fo:font-size="14pt" style:font-size-asian="14pt"/>
    </style:style>
    <style:style style:name="T53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54" style:parent-style-name="Fuentedepárrafopredeter." style:family="text">
      <style:text-properties style:font-name="sans-serif" fo:font-size="14pt" style:font-size-asian="14pt"/>
    </style:style>
    <style:style style:name="T55" style:parent-style-name="Fuentedepárrafopredeter." style:family="text">
      <style:text-properties style:font-name="sans-serif" fo:font-size="14pt" style:font-size-asian="14pt" fo:background-color="#FFFF00"/>
    </style:style>
    <style:style style:name="T56" style:parent-style-name="Fuentedepárrafopredeter." style:family="text">
      <style:text-properties style:font-name="sans-serif" fo:font-size="14pt" style:font-size-asian="14pt" fo:background-color="#FFFF00"/>
    </style:style>
    <style:style style:name="P57" style:parent-style-name="Standard" style:family="paragraph">
      <style:text-properties style:font-name="sans-serif" fo:font-size="14pt" style:font-size-asian="14pt"/>
    </style:style>
    <style:style style:name="T58" style:parent-style-name="Fuentedepárrafopredeter." style:family="text">
      <style:text-properties style:font-name="sans-serif" fo:font-size="14pt" style:font-size-asian="14pt"/>
    </style:style>
    <style:style style:name="T59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60" style:parent-style-name="Fuentedepárrafopredeter." style:family="text">
      <style:text-properties style:font-name="sans-serif" fo:font-size="14pt" style:font-size-asian="14pt"/>
    </style:style>
    <style:style style:name="T61" style:parent-style-name="Fuentedepárrafopredeter." style:family="text">
      <style:text-properties style:font-name="sans-serif" fo:font-size="14pt" style:font-size-asian="14pt"/>
    </style:style>
    <style:style style:name="T62" style:parent-style-name="Fuentedepárrafopredeter." style:family="text">
      <style:text-properties style:font-name="sans-serif" fo:font-size="14pt" style:font-size-asian="14pt"/>
    </style:style>
    <style:style style:name="T63" style:parent-style-name="Fuentedepárrafopredeter." style:family="text">
      <style:text-properties style:font-name="sans-serif" fo:font-size="14pt" style:font-size-asian="14pt" fo:background-color="#FFFF00"/>
    </style:style>
    <style:style style:name="T64" style:parent-style-name="Fuentedepárrafopredeter." style:family="text">
      <style:text-properties style:font-name="sans-serif" fo:font-size="14pt" style:font-size-asian="14pt" fo:background-color="#FFFF00"/>
    </style:style>
    <style:style style:name="T65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P66" style:parent-style-name="Standard" style:family="paragraph">
      <style:text-properties style:font-name="sans-serif" fo:font-size="14pt" style:font-size-asian="14pt"/>
    </style:style>
    <style:style style:name="T67" style:parent-style-name="Fuentedepárrafopredeter." style:family="text">
      <style:text-properties style:font-name="sans-serif" fo:font-size="14pt" style:font-size-asian="14pt" fo:background-color="#FFFF00"/>
    </style:style>
    <style:style style:name="T68" style:parent-style-name="Fuentedepárrafopredeter." style:family="text">
      <style:text-properties style:font-name="sans-serif" fo:font-size="14pt" style:font-size-asian="14pt"/>
    </style:style>
    <style:style style:name="T69" style:parent-style-name="Fuentedepárrafopredeter." style:family="text">
      <style:text-properties style:font-name="sans-serif" fo:font-size="14pt" style:font-size-asian="14pt"/>
    </style:style>
    <style:style style:name="T70" style:parent-style-name="Fuentedepárrafopredeter." style:family="text">
      <style:text-properties style:font-name="sans-serif" fo:font-size="14pt" style:font-size-asian="14pt"/>
    </style:style>
    <style:style style:name="T71" style:parent-style-name="Fuentedepárrafopredeter." style:family="text">
      <style:text-properties style:font-name="sans-serif" fo:font-size="14pt" style:font-size-asian="14pt"/>
    </style:style>
    <style:style style:name="T72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ableColumn74" style:family="table-column">
      <style:table-column-properties style:column-width="3.302in" style:use-optimal-column-width="false"/>
    </style:style>
    <style:style style:name="TableColumn75" style:family="table-column">
      <style:table-column-properties style:column-width="0.552in" style:use-optimal-column-width="false"/>
    </style:style>
    <style:style style:name="TableColumn76" style:family="table-column">
      <style:table-column-properties style:column-width="2.552in" style:use-optimal-column-width="false"/>
    </style:style>
    <style:style style:name="TableColumn77" style:family="table-column">
      <style:table-column-properties style:column-width="0.475in" style:use-optimal-column-width="false"/>
    </style:style>
    <style:style style:name="Table73" style:family="table">
      <style:table-properties style:width="6.8812in" fo:margin-left="-0.1833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80" style:parent-style-name="Fuentedepárrafopredeter." style:family="text">
      <style:text-properties style:font-name="sans-serif" fo:font-size="14pt" style:font-size-asian="14pt"/>
    </style:style>
    <style:style style:name="T81" style:parent-style-name="Fuentedepárrafopredeter." style:family="text">
      <style:text-properties style:font-name="sans-serif" fo:font-size="14pt" style:font-size-asian="14pt"/>
    </style:style>
    <style:style style:name="T82" style:parent-style-name="Fuentedepárrafopredeter." style:family="text">
      <style:text-properties style:font-name="sans-serif" fo:font-size="14pt" style:font-size-asian="14pt"/>
    </style:style>
    <style:style style:name="T83" style:parent-style-name="Fuentedepárrafopredeter." style:family="text">
      <style:text-properties style:font-name="sans-serif" fo:font-size="14pt" style:font-size-asian="14pt"/>
    </style:style>
    <style:style style:name="P84" style:parent-style-name="Standard" style:family="paragraph">
      <style:text-properties style:font-name="sans-serif" fo:font-size="14pt" style:font-size-asian="14pt"/>
    </style:style>
    <style:style style:name="T85" style:parent-style-name="Fuentedepárrafopredeter." style:family="text">
      <style:text-properties style:font-name="sans-serif" fo:font-size="14pt" style:font-size-asian="14pt"/>
    </style:style>
    <style:style style:name="T86" style:parent-style-name="Fuentedepárrafopredeter." style:family="text">
      <style:text-properties style:font-name="sans-serif" fo:font-size="14pt" style:font-size-asian="14pt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TableCell88" style:family="table-cell">
      <style:table-cell-properties fo:border="none" style:writing-mode="lr-tb" fo:padding-top="0in" fo:padding-left="0in" fo:padding-bottom="0in" fo:padding-right="0in"/>
    </style:style>
    <style:style style:name="T89" style:parent-style-name="Fuentedepárrafopredeter." style:family="text">
      <style:text-properties style:font-name="sans-serif" fo:font-size="14pt" style:font-size-asian="14pt"/>
    </style:style>
    <style:style style:name="T90" style:parent-style-name="Fuentedepárrafopredeter." style:family="text">
      <style:text-properties style:font-name="sans-serif" fo:font-size="14pt" style:font-size-asian="14pt"/>
    </style:style>
    <style:style style:name="T91" style:parent-style-name="Fuentedepárrafopredeter." style:family="text">
      <style:text-properties style:font-name="sans-serif" fo:font-size="14pt" style:font-size-asian="14pt"/>
    </style:style>
    <style:style style:name="T92" style:parent-style-name="Fuentedepárrafopredeter." style:family="text">
      <style:text-properties style:font-name="sans-serif" fo:font-size="14pt" style:font-size-asian="14pt"/>
    </style:style>
    <style:style style:name="T93" style:parent-style-name="Fuentedepárrafopredeter." style:family="text">
      <style:text-properties style:font-name="sans-serif" fo:font-size="14pt" style:font-size-asian="14pt"/>
    </style:style>
    <style:style style:name="T94" style:parent-style-name="Fuentedepárrafopredeter." style:family="text">
      <style:text-properties style:font-name="sans-serif" fo:font-size="14pt" style:font-size-asian="14pt"/>
    </style:style>
    <style:style style:name="T95" style:parent-style-name="Fuentedepárrafopredeter." style:family="text">
      <style:text-properties style:font-name="sans-serif" fo:font-size="14pt" style:font-size-asian="14pt"/>
    </style:style>
    <style:style style:name="T96" style:parent-style-name="Fuentedepárrafopredeter." style:family="text">
      <style:text-properties style:font-name="sans-serif" fo:font-size="14pt" style:font-size-asian="14pt"/>
    </style:style>
    <style:style style:name="TableCell97" style:family="table-cell">
      <style:table-cell-properties fo:border="none" style:writing-mode="lr-tb" fo:padding-top="0in" fo:padding-left="0in" fo:padding-bottom="0in" fo:padding-right="0in"/>
    </style:style>
    <style:style style:name="T98" style:parent-style-name="Fuentedepárrafopredeter." style:family="text">
      <style:text-properties style:font-name="sans-serif" fo:font-size="14pt" style:font-size-asian="14pt"/>
    </style:style>
    <style:style style:name="T99" style:parent-style-name="Fuentedepárrafopredeter." style:family="text">
      <style:text-properties style:font-name="sans-serif" fo:font-size="14pt" style:font-size-asian="14pt"/>
    </style:style>
    <style:style style:name="T100" style:parent-style-name="Fuentedepárrafopredeter." style:family="text">
      <style:text-properties style:font-name="sans-serif" fo:font-size="14pt" style:font-size-asian="14pt"/>
    </style:style>
    <style:style style:name="T101" style:parent-style-name="Fuentedepárrafopredeter." style:family="text">
      <style:text-properties style:font-name="sans-serif" fo:font-size="14pt" style:font-size-asian="14pt"/>
    </style:style>
    <style:style style:name="T102" style:parent-style-name="Fuentedepárrafopredeter." style:family="text">
      <style:text-properties style:font-name="sans-serif" fo:font-size="14pt" style:font-size-asian="14pt"/>
    </style:style>
    <style:style style:name="T103" style:parent-style-name="Fuentedepárrafopredeter." style:family="text">
      <style:text-properties style:font-name="sans-serif" fo:font-size="14pt" style:font-size-asian="14pt"/>
    </style:style>
    <style:style style:name="T104" style:parent-style-name="Fuentedepárrafopredeter." style:family="text">
      <style:text-properties style:font-name="sans-serif" fo:font-size="14pt" style:font-size-asian="14pt"/>
    </style:style>
    <style:style style:name="T105" style:parent-style-name="Fuentedepárrafopredeter." style:family="text">
      <style:text-properties style:font-name="sans-serif" fo:font-size="14pt" style:font-size-asian="14pt"/>
    </style:style>
    <style:style style:name="T106" style:parent-style-name="Fuentedepárrafopredeter." style:family="text">
      <style:text-properties style:font-name="sans-serif" fo:font-size="14pt" style:font-size-asian="14pt"/>
    </style:style>
    <style:style style:name="T107" style:parent-style-name="Fuentedepárrafopredeter." style:family="text">
      <style:text-properties style:font-name="sans-serif" fo:font-size="14pt" style:font-size-asian="14pt"/>
    </style:style>
    <style:style style:name="T108" style:parent-style-name="Fuentedepárrafopredeter." style:family="text">
      <style:text-properties style:font-name="sans-serif" fo:font-size="14pt" style:font-size-asian="14pt"/>
    </style:style>
    <style:style style:name="T109" style:parent-style-name="Fuentedepárrafopredeter." style:family="text">
      <style:text-properties style:font-name="sans-serif" fo:font-size="14pt" style:font-size-asian="14pt"/>
    </style:style>
    <style:style style:name="T110" style:parent-style-name="Fuentedepárrafopredeter." style:family="text">
      <style:text-properties style:font-name="sans-serif" fo:font-size="14pt" style:font-size-asian="14pt"/>
    </style:style>
    <style:style style:name="T111" style:parent-style-name="Fuentedepárrafopredeter." style:family="text">
      <style:text-properties style:font-name="sans-serif" fo:font-size="14pt" style:font-size-asian="14pt"/>
    </style:style>
    <style:style style:name="T112" style:parent-style-name="Fuentedepárrafopredeter." style:family="text">
      <style:text-properties style:font-name="sans-serif" fo:font-size="14pt" style:font-size-asian="14pt"/>
    </style:style>
    <style:style style:name="T113" style:parent-style-name="Fuentedepárrafopredeter." style:family="text">
      <style:text-properties style:font-name="sans-serif" fo:font-size="14pt" style:font-size-asian="14pt"/>
    </style:style>
    <style:style style:name="T114" style:parent-style-name="Fuentedepárrafopredeter." style:family="text">
      <style:text-properties style:font-name="sans-serif" fo:font-size="14pt" style:font-size-asian="14pt"/>
    </style:style>
    <style:style style:name="T115" style:parent-style-name="Fuentedepárrafopredeter." style:family="text">
      <style:text-properties style:font-name="sans-serif" fo:font-size="14pt" style:font-size-asian="14pt"/>
    </style:style>
    <style:style style:name="T116" style:parent-style-name="Fuentedepárrafopredeter." style:family="text">
      <style:text-properties style:font-name="sans-serif" fo:font-size="14pt" style:font-size-asian="14pt"/>
    </style:style>
    <style:style style:name="P117" style:parent-style-name="Standard" style:family="paragraph">
      <style:text-properties style:font-name="sans-serif" fo:font-size="14pt" style:font-size-asian="14pt" fo:language="en" fo:country="US"/>
    </style:style>
    <style:style style:name="T118" style:parent-style-name="Fuentedepárrafopredeter." style:family="text">
      <style:text-properties style:font-name="sans-serif" fo:font-size="14pt" style:font-size-asian="14pt" fo:background-color="#FFFF00" fo:language="en" fo:country="US"/>
    </style:style>
    <style:style style:name="P119" style:parent-style-name="Standard" style:family="paragraph">
      <style:text-properties style:font-name="sans-serif" fo:font-size="14pt" style:font-size-asian="14pt" fo:language="en" fo:country="US"/>
    </style:style>
    <style:style style:name="T120" style:parent-style-name="Fuentedepárrafopredeter." style:family="text">
      <style:text-properties style:font-name="sans-serif" fo:font-size="14pt" style:font-size-asian="14pt"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paragraph-properties fo:text-align="center"/>
    </style:style>
    <style:style style:name="T123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P124" style:parent-style-name="Standard" style:family="paragraph">
      <style:paragraph-properties fo:text-align="center"/>
    </style:style>
    <style:style style:name="T125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126" style:parent-style-name="Fuentedepárrafopredeter." style:family="text">
      <style:text-properties style:font-name="sans-serif" fo:font-size="14pt" style:font-size-asian="14pt" fo:background-color="#FFFF00"/>
    </style:style>
    <style:style style:name="T127" style:parent-style-name="Fuentedepárrafopredeter." style:family="text">
      <style:text-properties style:font-name="sans-serif" fo:font-size="14pt" style:font-size-asian="14pt" fo:background-color="#FFFF00"/>
    </style:style>
    <style:style style:name="T128" style:parent-style-name="Fuentedepárrafopredeter." style:family="text">
      <style:text-properties style:font-name="sans-serif" fo:font-size="14pt" style:font-size-asian="14pt"/>
    </style:style>
    <style:style style:name="T129" style:parent-style-name="Fuentedepárrafopredeter." style:family="text">
      <style:text-properties style:font-name="sans-serif" fo:font-size="14pt" style:font-size-asian="14pt"/>
    </style:style>
    <style:style style:name="T130" style:parent-style-name="Fuentedepárrafopredeter." style:family="text">
      <style:text-properties style:font-name="sans-serif" fo:font-size="14pt" style:font-size-asian="14pt"/>
    </style:style>
    <style:style style:name="T131" style:parent-style-name="Fuentedepárrafopredeter." style:family="text">
      <style:text-properties style:font-name="sans-serif" fo:font-size="14pt" style:font-size-asian="14pt"/>
    </style:style>
    <style:style style:name="T132" style:parent-style-name="Fuentedepárrafopredeter." style:family="text">
      <style:text-properties style:font-name="sans-serif" fo:font-size="14pt" style:font-size-asian="14pt"/>
    </style:style>
    <style:style style:name="T133" style:parent-style-name="Fuentedepárrafopredeter." style:family="text">
      <style:text-properties style:font-name="sans-serif" fo:font-size="14pt" style:font-size-asian="14pt"/>
    </style:style>
    <style:style style:name="T134" style:parent-style-name="Fuentedepárrafopredeter." style:family="text">
      <style:text-properties style:font-name="sans-serif" fo:font-size="14pt" style:font-size-asian="14pt"/>
    </style:style>
    <style:style style:name="T135" style:parent-style-name="Fuentedepárrafopredeter." style:family="text">
      <style:text-properties style:font-name="sans-serif" fo:font-size="14pt" style:font-size-asian="14pt"/>
    </style:style>
    <style:style style:name="T136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137" style:parent-style-name="Fuentedepárrafopredeter." style:family="text">
      <style:text-properties style:font-name="sans-serif" fo:font-size="14pt" style:font-size-asian="14pt" fo:background-color="#FFFF00"/>
    </style:style>
    <style:style style:name="T138" style:parent-style-name="Fuentedepárrafopredeter." style:family="text">
      <style:text-properties style:font-name="sans-serif" fo:font-size="14pt" style:font-size-asian="14pt" fo:background-color="#FFFF00"/>
    </style:style>
    <style:style style:name="T139" style:parent-style-name="Fuentedepárrafopredeter." style:family="text">
      <style:text-properties style:font-name="sans-serif" fo:font-size="14pt" style:font-size-asian="14pt"/>
    </style:style>
    <style:style style:name="T140" style:parent-style-name="Fuentedepárrafopredeter." style:family="text">
      <style:text-properties style:font-name="sans-serif" fo:font-size="14pt" style:font-size-asian="14pt"/>
    </style:style>
    <style:style style:name="T141" style:parent-style-name="Fuentedepárrafopredeter." style:family="text">
      <style:text-properties style:font-name="sans-serif" fo:font-size="14pt" style:font-size-asian="14pt"/>
    </style:style>
    <style:style style:name="T142" style:parent-style-name="Fuentedepárrafopredeter." style:family="text">
      <style:text-properties style:font-name="sans-serif" fo:font-size="14pt" style:font-size-asian="14pt"/>
    </style:style>
    <style:style style:name="T143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144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145" style:parent-style-name="Fuentedepárrafopredeter." style:family="text">
      <style:text-properties style:font-name="sans-serif" fo:font-size="14pt" style:font-size-asian="14pt"/>
    </style:style>
    <style:style style:name="T146" style:parent-style-name="Fuentedepárrafopredeter." style:family="text">
      <style:text-properties style:font-name="sans-serif" fo:font-size="14pt" style:font-size-asian="14pt" fo:background-color="#FFFF00"/>
    </style:style>
    <style:style style:name="T147" style:parent-style-name="Fuentedepárrafopredeter." style:family="text">
      <style:text-properties style:font-name="sans-serif" fo:font-size="14pt" style:font-size-asian="14pt"/>
    </style:style>
    <style:style style:name="T148" style:parent-style-name="Fuentedepárrafopredeter." style:family="text">
      <style:text-properties style:font-name="sans-serif" fo:font-size="14pt" style:font-size-asian="14pt"/>
    </style:style>
    <style:style style:name="T149" style:parent-style-name="Fuentedepárrafopredeter." style:family="text">
      <style:text-properties style:font-name="sans-serif" fo:font-size="14pt" style:font-size-asian="14pt"/>
    </style:style>
    <style:style style:name="T150" style:parent-style-name="Fuentedepárrafopredeter." style:family="text">
      <style:text-properties style:font-name="sans-serif" fo:font-weight="bold" style:font-weight-asian="bold" style:font-weight-complex="bold" fo:font-size="14pt" style:font-size-asian="14pt"/>
    </style:style>
    <style:style style:name="T151" style:parent-style-name="Fuentedepárrafopredeter." style:family="text">
      <style:text-properties style:font-name="sans-serif" fo:font-size="14pt" style:font-size-asian="14pt"/>
    </style:style>
    <style:style style:name="T152" style:parent-style-name="Fuentedepárrafopredeter." style:family="text">
      <style:text-properties style:font-name="sans-serif" fo:font-size="14pt" style:font-size-asian="14pt"/>
    </style:style>
    <style:style style:name="T153" style:parent-style-name="Fuentedepárrafopredeter." style:family="text">
      <style:text-properties style:font-name="sans-serif" fo:font-size="14pt" style:font-size-asian="14pt"/>
    </style:style>
    <style:style style:name="T154" style:parent-style-name="Fuentedepárrafopredeter." style:family="text">
      <style:text-properties style:font-name="sans-serif" fo:font-size="14pt" style:font-size-asian="14pt"/>
    </style:style>
    <style:style style:name="T155" style:parent-style-name="Fuentedepárrafopredeter." style:family="text">
      <style:text-properties style:font-name="sans-serif" fo:font-size="14pt" style:font-size-asian="14pt"/>
    </style:style>
    <style:style style:name="T156" style:parent-style-name="Fuentedepárrafopredeter." style:family="text">
      <style:text-properties style:font-name="sans-serif" fo:font-size="14pt" style:font-size-asian="14pt"/>
    </style:style>
    <style:style style:name="T157" style:parent-style-name="Fuentedepárrafopredeter." style:family="text">
      <style:text-properties style:font-name="sans-serif" fo:font-size="14pt" style:font-size-asian="14pt" fo:background-color="#FFFF00"/>
    </style:style>
  </office:automatic-styles>
  <office:body>
    <office:text text:use-soft-page-breaks="true">
      <text:p text:style-name="P1"><text:span text:style-name="T2">ASGBD 2º ASIR</text:span></text:p>
      <text:p text:style-name="P3"><text:span text:style-name="T4">TEMA 1. REVISIÓN DE CONCEPTOS DE BASES DE DATOS</text:span></text:p>
      <text:p text:style-name="P5"><text:span text:style-name="T6">TEST 2. CONCEPTOS SGBD</text:span></text:p>
      <text:p text:style-name="Standard"/>
      <text:p text:style-name="Standard"><text:span text:style-name="T7">1- Qué es una base de datos?</text:span></text:p>
      <text:p text:style-name="Standard"><text:span text:style-name="T8">a)Un programa para organizar datos.</text:span></text:p>
      <text:p text:style-name="Standard"><text:span text:style-name="T9">b)Un software que facilita la gestión de datos.</text:span></text:p>
      <text:p text:style-name="Standard"><text:span text:style-name="T10">c)Un conjunto de datos<text:s/></text:span><text:span text:style-name="T11">organizados.</text:span></text:p>
      <text:p text:style-name="Standard"><text:span text:style-name="T12">d)Todo lo anterior.</text:span></text:p>
      <text:p text:style-name="Standard"/>
      <text:p text:style-name="Standard"><text:span text:style-name="T13">2- ¿Cuál es el significado de GPL en el contexto informático?</text:span></text:p>
      <text:p text:style-name="Standard"><text:span text:style-name="T14">a)General Public Library.</text:span></text:p>
      <text:p text:style-name="Standard"><text:span text:style-name="T15">b)Great Politic Licence.</text:span></text:p>
      <text:p text:style-name="Standard"><text:span text:style-name="T16">c)General Public Licence.</text:span></text:p>
      <text:p text:style-name="Standard"/>
      <text:p text:style-name="Standard"><text:span text:style-name="T17">3- ¿Cuáles de los siguientes objetos no son equivalentes a una tabla?</text:span><text:span text:style-name="T18"><text:s/></text:span></text:p>
      <text:p text:style-name="P19">a)Vista.</text:p>
      <text:p text:style-name="Standard"><text:span text:style-name="T20">b)Consulta.</text:span></text:p>
      <text:p text:style-name="Standard"><text:span text:style-name="T21">c)Trigger.</text:span></text:p>
      <text:p text:style-name="Standard"><text:span text:style-name="T22">d)Procedimiento.</text:span></text:p>
      <text:p text:style-name="Standard"/>
      <text:p text:style-name="Standard"><text:span text:style-name="T23"><text:s/>4- ¿Qué se quiere decir cuando se habla de nivel conceptual?</text:span></text:p>
      <text:p text:style-name="Standard"><text:span text:style-name="T24">a)Lo que percibe el usuario.</text:span></text:p>
      <text:p text:style-name="Standard"><text:span text:style-name="T25">b)La imagen de la base de</text:span><text:span text:style-name="T26"><text:s/></text:span><text:span text:style-name="T27"><text:s/>datos vista por el ordenador.</text:span></text:p>
      <text:p text:style-name="Standard"><text:span text:style-name="T28">c)El código para crear la base de datos.</text:span></text:p>
      <text:p text:style-name="Standard"><text:span text:style-name="T29">d)Una imagen de la</text:span><text:span text:style-name="T30"><text:s/>base de datos independiente de la implementación física.</text:span></text:p>
      <text:p text:style-name="Standard"/>
      <text:p text:style-name="P31">5- Las bases de datos son:</text:p>
      <text:p text:style-name="Standard"><text:span text:style-name="T32">a)Relacionales.</text:span></text:p>
      <text:p text:style-name="P33">b)Relacionales o jerárquicas.</text:p>
      <text:p text:style-name="Standard"><text:span text:style-name="T34">c)Primero eran en red y ahora son relacionales.</text:span></text:p>
      <text:p text:style-name="Standard"><text:span text:style-name="T35">d)La mayoría son relacionales.</text:span></text:p>
      <text:p text:style-name="Standard"/>
      <text:p text:style-name="Standard"><text:span text:style-name="T36">6- Un modelo es:</text:span></text:p>
      <text:p text:style-name="Standard"><text:span text:style-name="T37">a)Una forma de<text:s/></text:span><text:span text:style-name="T38">representar información.</text:span></text:p>
      <text:p text:style-name="Standard"><text:span text:style-name="T39">b)Un programa para dibujar cajas y flechas.</text:span></text:p>
      <text:p text:style-name="P40">c)Una forma de representar un sistema.</text:p>
      <text:p text:style-name="P41">Una representación de un conjunto de datos.</text:p>
      <text:p text:style-name="Standard"/>
      <text:p text:style-name="P42"/>
      <text:p text:style-name="P43"/>
      <text:p text:style-name="P44"/>
      <text:p text:style-name="P45"/>
      <text:soft-page-break/>
      <text:p text:style-name="Standard"><text:span text:style-name="T46">7- Un sistema de información:</text:span></text:p>
      <text:p text:style-name="Standard"><text:span text:style-name="T47">a)Describe los datos de un sistema.</text:span></text:p>
      <text:p text:style-name="Standard"><text:span text:style-name="T48">b)Permite controlar la información<text:s/></text:span><text:span text:style-name="T49">de una empresa.</text:span></text:p>
      <text:p text:style-name="Standard"><text:span text:style-name="T50">c)Es el conjunto de elementos para gestionar la información de un sistema.</text:span></text:p>
      <text:p text:style-name="P51">d)Todo lo anterior.</text:p>
      <text:p text:style-name="Standard"><text:span text:style-name="T52">8-<text:s/></text:span><text:span text:style-name="T53">¿Qué es cierto respecto a los SGBD y bases de datos?</text:span></text:p>
      <text:p text:style-name="Standard"><text:span text:style-name="T54">a)No hay diferencia.</text:span></text:p>
      <text:p text:style-name="Standard"><text:span text:style-name="T55">b)Uno hace referencia a un software y una base es<text:s/></text:span><text:span text:style-name="T56">conceptual.</text:span></text:p>
      <text:p text:style-name="P57">c)Las bases de datos se crean necesariamente con un SGBD.</text:p>
      <text:p text:style-name="Standard"><text:span text:style-name="T58">d)Un SGBD es una herramienta CASE.</text:span></text:p>
      <text:p text:style-name="Standard"/>
      <text:p text:style-name="Standard"><text:span text:style-name="T59">9- Los sistemas libres:</text:span></text:p>
      <text:p text:style-name="Standard"><text:span text:style-name="T60">a)Son más potentes y mejores que los comerciales</text:span></text:p>
      <text:p text:style-name="Standard"><text:span text:style-name="T61">b)Son más baratos</text:span></text:p>
      <text:p text:style-name="Standard"><text:span text:style-name="T62">c)Son más difíciles.</text:span></text:p>
      <text:p text:style-name="Standard"><text:span text:style-name="T63">d)Ninguno de los anteriores necesariam</text:span><text:span text:style-name="T64">ente.</text:span></text:p>
      <text:p text:style-name="Standard"/>
      <text:p text:style-name="Standard"><text:span text:style-name="T65">10- La independencia física:</text:span></text:p>
      <text:p text:style-name="P66">a)Hace que podamos acceder a los datos desde cualquier equipo.</text:p>
      <text:p text:style-name="Standard"><text:span text:style-name="T67">b)Permite modificar los modelos independientemente de su almacenamiento.</text:span></text:p>
      <text:p text:style-name="Standard"><text:span text:style-name="T68">c)Evita problemas de redundancia.</text:span></text:p>
      <text:p text:style-name="Standard"><text:span text:style-name="T69">d)Hace que podamos usar las bases de independiente</text:span><text:span text:style-name="T70">mente del sistemaoperativo.</text:span></text:p>
      <text:p text:style-name="Standard"/>
      <text:p text:style-name="Standard"><text:span text:style-name="T71">3.</text:span><text:span text:style-name="T72">Seleccione la opción con la respuesta correcta.</text:span></text:p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Standard"><text:span text:style-name="T80">a) Sistema Gestor de Base de Datos</text:span></text:p>
            <text:p text:style-name="Standard"><text:span text:style-name="T81">b) Procesador de consultas</text:span></text:p>
            <text:p text:style-name="Standard"><text:span text:style-name="T82">c) LMD</text:span></text:p>
            <text:p text:style-name="Standard"><text:span text:style-name="T83">d) Gestor de ficheros</text:span></text:p>
            <text:p text:style-name="P84">e) Preprocesador del LMD</text:p>
            <text:p text:style-name="Standard"><text:span text:style-name="T85">f) Compilador del LDD</text:span></text:p>
            <text:p text:style-name="Standard"><text:span text:style-name="T86">g) Gestor de diccionario</text:span></text:p>
          </table:table-cell>
          <table:table-cell table:style-name="TableCell87">
            <text:p text:style-name="Standard"/>
          </table:table-cell>
          <table:table-cell table:style-name="TableCell88">
            <text:p text:style-name="Standard"><text:span text:style-name="T89">h) Control de</text:span><text:span text:style-name="T90"><text:s/>autorización</text:span></text:p>
            <text:p text:style-name="Standard"><text:span text:style-name="T91">i) Control de integridad</text:span></text:p>
            <text:p text:style-name="Standard"><text:span text:style-name="T92">j) Optimizador de consultas</text:span></text:p>
            <text:p text:style-name="Standard"><text:span text:style-name="T93">k) Gestor de transacciones</text:span></text:p>
            <text:p text:style-name="Standard"><text:span text:style-name="T94">l) Planificador</text:span></text:p>
            <text:p text:style-name="Standard"><text:span text:style-name="T95">m) Gestor de recuperación</text:span></text:p>
            <text:p text:style-name="Standard"><text:span text:style-name="T96">n) Gestor de buffer</text:span></text:p>
          </table:table-cell>
          <table:table-cell table:style-name="TableCell97">
            <text:p text:style-name="Standard"/>
          </table:table-cell>
        </table:table-row>
      </table:table>
      <text:p text:style-name="Standard"/>
      <text:p text:style-name="Standard"><text:span text:style-name="T98">1.Transforma las consultas en un conjunto de instrucciones de bajo nivel que se dirigen al<text:s/></text:span><text:span text:style-name="T99">gestor de la base de datos.</text:span></text:p>
      <text:p text:style-name="Standard"><text:span text:style-name="T100">2.Convierte las sentencias del LDD en un conjunto de tablas que contienen metadatos.</text:span></text:p>
      <text:p text:style-name="Standard"><text:span text:style-name="T101">3.Este gestor establece y mantiene la lista de estructuras e índices definidos en el esquema interno. d</text:span></text:p>
      <text:p text:style-name="Standard"><text:span text:style-name="T102">4.Controla los accesos al<text:s/></text:span><text:span text:style-name="T103">diccionario de datos y se encarga de mantenerlo.</text:span></text:p>
      <text:p text:style-name="Standard"><text:span text:style-name="T104">5.Este módulo debe comprobar que la operación a realizar satisface todas las restricciones de integridad necesarias.</text:span></text:p>
      <text:p text:style-name="Standard"><text:span text:style-name="T105">6.Lenguaje de Manipulación de Datos</text:span></text:p>
      <text:soft-page-break/>
      <text:p text:style-name="Standard"><text:span text:style-name="T106">7.Son programas que se ocupan de acceder y actualizar<text:s/></text:span><text:span text:style-name="T107">las DBS 8.Convierte las sentencias del LMD embebidas en los programas de aplicación,en llamadas a funciones estándar escritas en el lenguaje anfitrión.</text:span></text:p>
      <text:p text:style-name="Standard"><text:span text:style-name="T108">9.Este módulo es el responsable de transferir los datos entre memoria principal y los dispositivos de al</text:span><text:span text:style-name="T109">macenamiento secundario.</text:span></text:p>
      <text:p text:style-name="Standard"><text:span text:style-name="T110">10.Este módulo comprueba que el usuario tiene los permisos necesarios para llevar a cabo la operación que solicita.</text:span></text:p>
      <text:p text:style-name="Standard"><text:span text:style-name="T111">11.Este módulo garantiza que la base de datos permanece en un estado consistente en caso de que se produzca<text:s/></text:span><text:span text:style-name="T112">algún fallo.</text:span></text:p>
      <text:p text:style-name="Standard"><text:span text:style-name="T113">12.Este módulo determina la estrategia óptima para la ejecución de las consultas</text:span></text:p>
      <text:p text:style-name="Standard"><text:span text:style-name="T114">13.Este módulo es el responsable de asegurar que las operaciones que se realizan concurrentemente sobre la base de datos tienen lugar sin conflictos.</text:span></text:p>
      <text:p text:style-name="Standard"><text:span text:style-name="T115">14.Este módu</text:span><text:span text:style-name="T116">lo realiza el procesamiento de las transacciones.</text:span></text:p>
      <text:p text:style-name="Standard"/>
      <text:p text:style-name="P117">a) 1-b; 2-f; 3-d; 4-g; 5-i;6-k; 7-l;8-j; 9-m;10-h, 11-n; 12-e; 13-a ;14-c b1-b; 2-f;</text:p>
      <text:p text:style-name="Standard"><text:span text:style-name="T118">b) 3-d; 4-g; 5-i;6-c; 7-a;8-e; 9-n;10-h, 11-m; 12-j; 13-l ;14-k c1-a; 2-c; 3-d; 4-i;</text:span></text:p>
      <text:p text:style-name="P119">c) 5-g;6-h; 7-b;8-e; 9-n;10-f, 11-m; 12-j; 13-l ;14-k d1-b; 2-g; 3-c; 4-f; 5-i;6-d;</text:p>
      <text:p text:style-name="Standard"><text:span text:style-name="T120">d) 7-a;8-l; 9-n;10-m, 11-h; 12-k; 13-e ;14-j</text:span></text:p>
      <text:p text:style-name="P121"/>
      <text:p text:style-name="P122"><text:span text:style-name="T123">NIVEL AVANZADO</text:span></text:p>
      <text:p text:style-name="P124"/>
      <text:p text:style-name="Standard"><text:span text:style-name="T125">1. En el SGBD Oracle. ¿Cuál de las siguientes afirmaciones es correcta?</text:span></text:p>
      <text:p text:style-name="Standard"/>
      <text:p text:style-name="Standard"><text:span text:style-name="T126">a) Los usuarios con el rol de administrador de la base de datos son SYS,</text:span><text:span text:style-name="T127"><text:s/>SYSTEMy cualquier otro usuario al que se le haya otorgado el rol DBA (“DataBaseAdministrador”).</text:span></text:p>
      <text:p text:style-name="Standard"><text:span text:style-name="T128">b) Un esquema</text:span><text:s/><text:span text:style-name="T129">es una colección de usuarios que contienen objetos de este tipo.</text:span></text:p>
      <text:p text:style-name="Standard"><text:span text:style-name="T130">c) Un usuario puede modificar el diccionario de datos de los objetos de su esque</text:span><text:span text:style-name="T131">ma.</text:span></text:p>
      <text:p text:style-name="Standard"><text:span text:style-name="T132">d) Si una instancia de base de datos</text:span><text:s/><text:span text:style-name="T133">se encuentra en una máquina UNIX y los clientes de bases de datos, es decir, los usuarios o aplicaciones se conectan a ella con un único usuario, pero desde máquinas UNIX, LINUX y WINDOWS entonces el administrador d</text:span><text:span text:style-name="T134">e la base de datos definirá este usuario de conexión o usuario de Bases de Datos como<text:s/></text:span>‘<text:span text:style-name="T135">externo’.</text:span></text:p>
      <text:p text:style-name="Standard"/>
      <text:p text:style-name="Standard"><text:span text:style-name="T136">2. En el procesamiento de una consulta SQL en el SGB D Oracle. ¿Cuál de las siguientes afirmaciones es correcta?</text:span></text:p>
      <text:p text:style-name="Standard"><text:span text:style-name="T137">a) El SGBD ofrece un mecanismo para optimizar</text:span><text:span text:style-name="T138"><text:s/>el procesamiento de una consulta u optimizador, cuyo objetivo es minimizar los tiempos de respuesta.</text:span></text:p>
      <text:p text:style-name="Standard"><text:span text:style-name="T139">b) El resultado de aplicar el optimizador de un SGBD es independiente de cómo este codificada la consulta previamente por el usuario.</text:span></text:p>
      <text:p text:style-name="Standard"><text:span text:style-name="T140">c) El resultado de a</text:span><text:span text:style-name="T141">plicar el optimizador de un SGBD depende únicamente dela evaluación de la carga sobre los recursos del sistema.</text:span></text:p>
      <text:soft-page-break/>
      <text:p text:style-name="Standard"><text:span text:style-name="T142">d) El optimizador del SGBD tiene como objetivo minimizar la carga de recursos al sistema.</text:span></text:p>
      <text:p text:style-name="Standard"/>
      <text:p text:style-name="Standard"><text:span text:style-name="T143">4. ¿Cuál de las siguientes afirmaciones es cierta? El</text:span><text:span text:style-name="T144"><text:s/>diccionario de datos de una base de datos…</text:span></text:p>
      <text:p text:style-name="Standard"><text:span text:style-name="T145">a) Permite que cualquier usuario de la base de datos pueda realizar operaciones de modificación directa (mediante UPDATE) sobre él.</text:span></text:p>
      <text:p text:style-name="Standard"><text:span text:style-name="T146">b) Almacena la definición de todos los objetos de la BD.</text:span></text:p>
      <text:p text:style-name="Standard"><text:span text:style-name="T147">c) Está almacenado en e</text:span><text:span text:style-name="T148">l tablespace USERS y puede acceder a él cualquier usuario de la base de datos.</text:span></text:p>
      <text:p text:style-name="Standard"><text:span text:style-name="T149">d) Es opcional. Es decir, pueden existir bases de datos sin diccionario de datos.</text:span></text:p>
      <text:p text:style-name="Standard"/>
      <text:p text:style-name="Standard"><text:span text:style-name="T150">5. Respecto al diseño físico. ¿Cuál de las siguientes afirmaciones es cierta?:</text:span></text:p>
      <text:p text:style-name="Standard"><text:span text:style-name="T151">a)Se<text:s/></text:span><text:span text:style-name="T152">recomienda definir índices si la clave sobre la que se crea es de gran tamaño</text:span></text:p>
      <text:p text:style-name="Standard"><text:span text:style-name="T153">b)Las tablas organizadas como índices</text:span><text:s/><text:span text:style-name="T154">sólo se recomiendan en tablas cuyo tamaño de fila es de gran tamaño</text:span></text:p>
      <text:p text:style-name="Standard"><text:span text:style-name="T155">c)Las tablas organizadas como índices sólo se recomiendan en tablas cuyo</text:span><text:span text:style-name="T156"><text:s/>tamaño de fila es pequeño</text:span></text:p>
      <text:p text:style-name="Standard"><text:span text:style-name="T157">d)Para aumentar el rendimiento en el acceso a los datos se utilizan índices,tablas organizadas por índices, Clusters y Hash Clust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io Berenguer</dc:creator>
    <meta:creation-date>2020-09-27T09:03:00Z</meta:creation-date>
    <dc:date>2021-09-28T17:50:00Z</dc:date>
    <meta:template xlink:href="Normal.dotm" xlink:type="simple"/>
    <meta:editing-cycles>16</meta:editing-cycles>
    <meta:editing-duration>PT1440S</meta:editing-duration>
    <meta:document-statistic meta:page-count="4" meta:paragraph-count="12" meta:word-count="992" meta:character-count="6440" meta:row-count="45" meta:non-whitespace-character-count="5460"/>
  </office:meta>
</office:document-meta>
</file>